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商売">
            <text:p>商売</text:p>
          </table:table-cell>
          <table:table-cell office:value-type="string" office:value="しょうばい">
            <text:p>しょうばい</text:p>
          </table:table-cell>
          <table:table-cell office:value-type="string" office:value="trade, business">
            <text:p>trade, busine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商売はもうかっているな。">
            <text:p>彼の商売はもうかっているな。</text:p>
          </table:table-cell>
          <table:table-cell office:value-type="string" office:value="かれ の しょうばい は もうかって いる な。">
            <text:p>かれ の しょうばい は もうかって いる な。</text:p>
          </table:table-cell>
          <table:table-cell office:value-type="string" office:value="His business is profitable.">
            <text:p>His business is profit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恐らく">
            <text:p>恐らく</text:p>
          </table:table-cell>
          <table:table-cell office:value-type="string" office:value="おそらく">
            <text:p>おそらく</text:p>
          </table:table-cell>
          <table:table-cell office:value-type="string" office:value="probably">
            <text:p>probab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明日は恐らく晴れるでしょう。">
            <text:p>明日は恐らく晴れるでしょう。</text:p>
          </table:table-cell>
          <table:table-cell office:value-type="string" office:value="あした は おそらく はれる でしょう。">
            <text:p>あした は おそらく はれる でしょう。</text:p>
          </table:table-cell>
          <table:table-cell office:value-type="string" office:value="The sky will probably clear up tomorrow.">
            <text:p>The sky will probably clear up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短気">
            <text:p>短気</text:p>
          </table:table-cell>
          <table:table-cell office:value-type="string" office:value="たんき">
            <text:p>たんき</text:p>
          </table:table-cell>
          <table:table-cell office:value-type="string" office:value="short temper">
            <text:p>short temper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短気な人です。">
            <text:p>彼は短気な人です。</text:p>
          </table:table-cell>
          <table:table-cell office:value-type="string" office:value="かれ は たんきな ひと です。">
            <text:p>かれ は たんきな ひと です。</text:p>
          </table:table-cell>
          <table:table-cell office:value-type="string" office:value="He's a short-tempered person.">
            <text:p>He's a short-tempered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付近">
            <text:p>付近</text:p>
          </table:table-cell>
          <table:table-cell office:value-type="string" office:value="ふきん">
            <text:p>ふきん</text:p>
          </table:table-cell>
          <table:table-cell office:value-type="string" office:value="neighborhood, vicinity">
            <text:p>neighborhood, vicin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事件現場付近で怪しい人物を見た。">
            <text:p>事件現場付近で怪しい人物を見た。</text:p>
          </table:table-cell>
          <table:table-cell office:value-type="string" office:value="じけん げんば ふきん で あやしい じんぶつ を みた。">
            <text:p>じけん げんば ふきん で あやしい じんぶつ を みた。</text:p>
          </table:table-cell>
          <table:table-cell office:value-type="string" office:value="I saw a suspicious person in the vicinity of the crime scene.">
            <text:p>I saw a suspicious person in the vicinity of the crime sce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犯人">
            <text:p>犯人</text:p>
          </table:table-cell>
          <table:table-cell office:value-type="string" office:value="はんにん">
            <text:p>はんにん</text:p>
          </table:table-cell>
          <table:table-cell office:value-type="string" office:value="criminal, offender">
            <text:p>criminal, offend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いつが犯人です。">
            <text:p>あいつが犯人です。</text:p>
          </table:table-cell>
          <table:table-cell office:value-type="string" office:value="あいつ が はんにん です。">
            <text:p>あいつ が はんにん です。</text:p>
          </table:table-cell>
          <table:table-cell office:value-type="string" office:value="That guy's the criminal.">
            <text:p>That guy's the crimin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門">
            <text:p>門</text:p>
          </table:table-cell>
          <table:table-cell office:value-type="string" office:value="もん">
            <text:p>もん</text:p>
          </table:table-cell>
          <table:table-cell office:value-type="string" office:value="gate, entrance">
            <text:p>gate, entr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8時に学校の門が開きます。">
            <text:p>8時に学校の門が開きます。</text:p>
          </table:table-cell>
          <table:table-cell office:value-type="string" office:value="8 じ に がっこう の もん が ひらきます。">
            <text:p>8 じ に がっこう の もん が ひらきます。</text:p>
          </table:table-cell>
          <table:table-cell office:value-type="string" office:value="The school gate opens at eight o'clock.">
            <text:p>The school gate opens at eight o'clo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永遠">
            <text:p>永遠</text:p>
          </table:table-cell>
          <table:table-cell office:value-type="string" office:value="えいえん">
            <text:p>えいえん</text:p>
          </table:table-cell>
          <table:table-cell office:value-type="string" office:value="eternity">
            <text:p>etern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平和は人類の永遠のテーマです。">
            <text:p>平和は人類の永遠のテーマです。</text:p>
          </table:table-cell>
          <table:table-cell office:value-type="string" office:value="へいわ は じんるい の えいえん の テーマ です。">
            <text:p>へいわ は じんるい の えいえん の テーマ です。</text:p>
          </table:table-cell>
          <table:table-cell office:value-type="string" office:value="Peace is an eternal theme for human beings.">
            <text:p>Peace is an eternal theme for human be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工">
            <text:p>人工</text:p>
          </table:table-cell>
          <table:table-cell office:value-type="string" office:value="じんこう">
            <text:p>じんこう</text:p>
          </table:table-cell>
          <table:table-cell office:value-type="string" office:value="artificial">
            <text:p>artifici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人工の湖です。">
            <text:p>これは人工の湖です。</text:p>
          </table:table-cell>
          <table:table-cell office:value-type="string" office:value="これ は じんこう の みずうみ です。">
            <text:p>これ は じんこう の みずうみ です。</text:p>
          </table:table-cell>
          <table:table-cell office:value-type="string" office:value="This is an artificial lake.">
            <text:p>This is an artificial l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広場">
            <text:p>広場</text:p>
          </table:table-cell>
          <table:table-cell office:value-type="string" office:value="ひろば">
            <text:p>ひろば</text:p>
          </table:table-cell>
          <table:table-cell office:value-type="string" office:value="open space, plaza">
            <text:p>open space, plaz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広場に子供がたくさん集まっていたよ。">
            <text:p>広場に子供がたくさん集まっていたよ。</text:p>
          </table:table-cell>
          <table:table-cell office:value-type="string" office:value="ひろば に こども が たくさん あつまって いた よ。">
            <text:p>ひろば に こども が たくさん あつまって いた よ。</text:p>
          </table:table-cell>
          <table:table-cell office:value-type="string" office:value="A lot of children were gathering in the plaza.">
            <text:p>A lot of children were gathering in the plaz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ダム">
            <text:p>ダム</text:p>
          </table:table-cell>
          <table:table-cell office:value-type="string" office:value="ダム">
            <text:p>ダム</text:p>
          </table:table-cell>
          <table:table-cell office:value-type="string" office:value="dam">
            <text:p>da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、ダムの水が少ないね。">
            <text:p>今、ダムの水が少ないね。</text:p>
          </table:table-cell>
          <table:table-cell office:value-type="string" office:value="いま、ダム の みず が すくない ね。">
            <text:p>いま、ダム の みず が すくない ね。</text:p>
          </table:table-cell>
          <table:table-cell office:value-type="string" office:value="The dam doesn't have a lot of water now.">
            <text:p>The dam doesn't have a lot of water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観測">
            <text:p>観測</text:p>
          </table:table-cell>
          <table:table-cell office:value-type="string" office:value="かんそく">
            <text:p>かんそく</text:p>
          </table:table-cell>
          <table:table-cell office:value-type="string" office:value="observation (with the use of equipment or devices)">
            <text:p>observation (with the use of equipment or devices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先生が星の観測に連れていってくれました。">
            <text:p>先生が星の観測に連れていってくれました。</text:p>
          </table:table-cell>
          <table:table-cell office:value-type="string" office:value="せんせい が ほし の かんそく に つれて いって くれました。">
            <text:p>せんせい が ほし の かんそく に つれて いって くれました。</text:p>
          </table:table-cell>
          <table:table-cell office:value-type="string" office:value="The teacher took us to observe the stars.">
            <text:p>The teacher took us to observe the st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純粋">
            <text:p>純粋</text:p>
          </table:table-cell>
          <table:table-cell office:value-type="string" office:value="じゅんすい">
            <text:p>じゅんすい</text:p>
          </table:table-cell>
          <table:table-cell office:value-type="string" office:value="pure, unmixed">
            <text:p>pure, unmix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子供の純粋な心を傷つけてはいけません。">
            <text:p>子供の純粋な心を傷つけてはいけません。</text:p>
          </table:table-cell>
          <table:table-cell office:value-type="string" office:value="こども の じゅんすい な こころ を きずつけて はいけません 。">
            <text:p>こども の じゅんすい な こころ を きずつけて はいけません 。</text:p>
          </table:table-cell>
          <table:table-cell office:value-type="string" office:value="You shouldn't hurt children's pure feelings.">
            <text:p>You shouldn't hurt children's pure feel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覚悟">
            <text:p>覚悟</text:p>
          </table:table-cell>
          <table:table-cell office:value-type="string" office:value="かくご">
            <text:p>かくご</text:p>
          </table:table-cell>
          <table:table-cell office:value-type="string" office:value="readiness, resolution">
            <text:p>readiness, resolu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覚悟はできています。">
            <text:p>覚悟はできています。</text:p>
          </table:table-cell>
          <table:table-cell office:value-type="string" office:value="かくご は できて います。">
            <text:p>かくご は できて います。</text:p>
          </table:table-cell>
          <table:table-cell office:value-type="string" office:value="I am ready.">
            <text:p>I am rea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支出">
            <text:p>支出</text:p>
          </table:table-cell>
          <table:table-cell office:value-type="string" office:value="ししゅつ">
            <text:p>ししゅつ</text:p>
          </table:table-cell>
          <table:table-cell office:value-type="string" office:value="expense, spending">
            <text:p>expense, spend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月のわが家の支出は15万円です。">
            <text:p>今月のわが家の支出は15万円です。</text:p>
          </table:table-cell>
          <table:table-cell office:value-type="string" office:value="こんげつ の わがや の ししゅつ は 15 まん えん です。">
            <text:p>こんげつ の わがや の ししゅつ は 15 まん えん です。</text:p>
          </table:table-cell>
          <table:table-cell office:value-type="string" office:value="Our household expenses are 150,000 yen this month.">
            <text:p>Our household expenses are 150,000 yen this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さか">
            <text:p>まさか</text:p>
          </table:table-cell>
          <table:table-cell office:value-type="string" office:value="まさか">
            <text:p>まさか</text:p>
          </table:table-cell>
          <table:table-cell office:value-type="string" office:value="never (in a million years)">
            <text:p>never (in a million years)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まさか車が当たるとは思わなかった。">
            <text:p>まさか車が当たるとは思わなかった。</text:p>
          </table:table-cell>
          <table:table-cell office:value-type="string" office:value="まさか くるま が あたる と は おもわなかった。">
            <text:p>まさか くるま が あたる と は おもわなかった。</text:p>
          </table:table-cell>
          <table:table-cell office:value-type="string" office:value="I never imagined I would win a car.">
            <text:p>I never imagined I would win a c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疲れ">
            <text:p>疲れ</text:p>
          </table:table-cell>
          <table:table-cell office:value-type="string" office:value="つかれ">
            <text:p>つかれ</text:p>
          </table:table-cell>
          <table:table-cell office:value-type="string" office:value="fatigue, exhaustion">
            <text:p>fatigue, exhaus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疲れがたまっています。">
            <text:p>最近疲れがたまっています。</text:p>
          </table:table-cell>
          <table:table-cell office:value-type="string" office:value="さいきん つかれ が たまって います。">
            <text:p>さいきん つかれ が たまって います。</text:p>
          </table:table-cell>
          <table:table-cell office:value-type="string" office:value="My fatigue is building up these days.">
            <text:p>My fatigue is building up these 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借金">
            <text:p>借金</text:p>
          </table:table-cell>
          <table:table-cell office:value-type="string" office:value="しゃっきん">
            <text:p>しゃっきん</text:p>
          </table:table-cell>
          <table:table-cell office:value-type="string" office:value="borrowing money, debt">
            <text:p>borrowing money, deb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友達に借金をしたんだ。">
            <text:p>彼は友達に借金をしたんだ。</text:p>
          </table:table-cell>
          <table:table-cell office:value-type="string" office:value="かれ は ともだち に しゃっきん を した ん だ。">
            <text:p>かれ は ともだち に しゃっきん を した ん だ。</text:p>
          </table:table-cell>
          <table:table-cell office:value-type="string" office:value="He borrowed money from his friend.">
            <text:p>He borrowed money from his fri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囲む">
            <text:p>囲む</text:p>
          </table:table-cell>
          <table:table-cell office:value-type="string" office:value="かこむ">
            <text:p>かこむ</text:p>
          </table:table-cell>
          <table:table-cell office:value-type="string" office:value="surround, encircle">
            <text:p>surround, encircl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久しぶりに家族全員で食卓を囲みました。">
            <text:p>久しぶりに家族全員で食卓を囲みました。</text:p>
          </table:table-cell>
          <table:table-cell office:value-type="string" office:value="ひさしぶり に かぞく ぜんいん で しょくたく を かこみました。">
            <text:p>ひさしぶり に かぞく ぜんいん で しょくたく を かこみました。</text:p>
          </table:table-cell>
          <table:table-cell office:value-type="string" office:value="We had the entire family around the dinner table for the first time in a long time.">
            <text:p>We had the entire family around the dinner table for the first time in a long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谷">
            <text:p>谷</text:p>
          </table:table-cell>
          <table:table-cell office:value-type="string" office:value="たに">
            <text:p>たに</text:p>
          </table:table-cell>
          <table:table-cell office:value-type="string" office:value="valley">
            <text:p>valle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村は深い谷にあるの。">
            <text:p>その村は深い谷にあるの。</text:p>
          </table:table-cell>
          <table:table-cell office:value-type="string" office:value="その むら は ふかい たに に ある の。">
            <text:p>その むら は ふかい たに に ある の。</text:p>
          </table:table-cell>
          <table:table-cell office:value-type="string" office:value="The village is in a deep valley.">
            <text:p>The village is in a deep valle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辞典">
            <text:p>辞典</text:p>
          </table:table-cell>
          <table:table-cell office:value-type="string" office:value="じてん">
            <text:p>じてん</text:p>
          </table:table-cell>
          <table:table-cell office:value-type="string" office:value="(individual) dictionary">
            <text:p>(individual) dictiona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知らない言葉を辞典で調べました。">
            <text:p>知らない言葉を辞典で調べました。</text:p>
          </table:table-cell>
          <table:table-cell office:value-type="string" office:value="しらない ことば を じてん で しらべました。">
            <text:p>しらない ことば を じてん で しらべました。</text:p>
          </table:table-cell>
          <table:table-cell office:value-type="string" office:value="I looked up the word I didn't know in the dictionary.">
            <text:p>I looked up the word I didn't know in the dictiona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戦">
            <text:p>大戦</text:p>
          </table:table-cell>
          <table:table-cell office:value-type="string" office:value="たいせん">
            <text:p>たいせん</text:p>
          </table:table-cell>
          <table:table-cell office:value-type="string" office:value="world war, great war">
            <text:p>world war, great w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戦で多くの人が亡くなりました。">
            <text:p>大戦で多くの人が亡くなりました。</text:p>
          </table:table-cell>
          <table:table-cell office:value-type="string" office:value="たいせん で おおく の ひと が なくなりました。">
            <text:p>たいせん で おおく の ひと が なくなりました。</text:p>
          </table:table-cell>
          <table:table-cell office:value-type="string" office:value="A lot of people died in the world war.">
            <text:p>A lot of people died in the world w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才能">
            <text:p>才能</text:p>
          </table:table-cell>
          <table:table-cell office:value-type="string" office:value="さいのう">
            <text:p>さいのう</text:p>
          </table:table-cell>
          <table:table-cell office:value-type="string" office:value="talent, ability">
            <text:p>talent, abi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芸術的な才能にあふれているね。">
            <text:p>彼は芸術的な才能にあふれているね。</text:p>
          </table:table-cell>
          <table:table-cell office:value-type="string" office:value="かれ は げいじゅつてきな さいのう に あふれて いる ね。">
            <text:p>かれ は げいじゅつてきな さいのう に あふれて いる ね。</text:p>
          </table:table-cell>
          <table:table-cell office:value-type="string" office:value="He is full of artistic talent.">
            <text:p>He is full of artistic tal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発明">
            <text:p>発明</text:p>
          </table:table-cell>
          <table:table-cell office:value-type="string" office:value="はつめい">
            <text:p>はつめい</text:p>
          </table:table-cell>
          <table:table-cell office:value-type="string" office:value="invention">
            <text:p>inven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偉大な発明王です。">
            <text:p>彼は偉大な発明王です。</text:p>
          </table:table-cell>
          <table:table-cell office:value-type="string" office:value="かれ は いだいな はつめい おう です。">
            <text:p>かれ は いだいな はつめい おう です。</text:p>
          </table:table-cell>
          <table:table-cell office:value-type="string" office:value="He's a great master of invention.">
            <text:p>He's a great master of inven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溢れる">
            <text:p>溢れる</text:p>
          </table:table-cell>
          <table:table-cell office:value-type="string" office:value="あふれる">
            <text:p>あふれる</text:p>
          </table:table-cell>
          <table:table-cell office:value-type="string" office:value="overflow, flood">
            <text:p>overflow, floo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バスタブからお湯が溢れました。">
            <text:p>バスタブからお湯が溢れました。</text:p>
          </table:table-cell>
          <table:table-cell office:value-type="string" office:value="バスタブ から おゆ が あふれました 。">
            <text:p>バスタブ から おゆ が あふれました 。</text:p>
          </table:table-cell>
          <table:table-cell office:value-type="string" office:value="Hot water overflowed from the bathtub.">
            <text:p>Hot water overflowed from the bathtu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幸福">
            <text:p>幸福</text:p>
          </table:table-cell>
          <table:table-cell office:value-type="string" office:value="こうふく">
            <text:p>こうふく</text:p>
          </table:table-cell>
          <table:table-cell office:value-type="string" office:value="(long-term) happiness, happy">
            <text:p>(long-term) happiness, happ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幸福な日々を過ごしているわ。">
            <text:p>彼女は幸福な日々を過ごしているわ。</text:p>
          </table:table-cell>
          <table:table-cell office:value-type="string" office:value="かのじょ は こうふくな ひび を すごして いる わ。">
            <text:p>かのじょ は こうふくな ひび を すごして いる わ。</text:p>
          </table:table-cell>
          <table:table-cell office:value-type="string" office:value="She's leading a happy life.">
            <text:p>She's leading a happy l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通知">
            <text:p>通知</text:p>
          </table:table-cell>
          <table:table-cell office:value-type="string" office:value="つうち">
            <text:p>つうち</text:p>
          </table:table-cell>
          <table:table-cell office:value-type="string" office:value="notification">
            <text:p>notific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明日、詳細を通知します。">
            <text:p>明日、詳細を通知します。</text:p>
          </table:table-cell>
          <table:table-cell office:value-type="string" office:value="あす、しょうさい を つうち します。">
            <text:p>あす、しょうさい を つうち します。</text:p>
          </table:table-cell>
          <table:table-cell office:value-type="string" office:value="I'll notify you of the details tomorrow.">
            <text:p>I'll notify you of the details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汚染">
            <text:p>汚染</text:p>
          </table:table-cell>
          <table:table-cell office:value-type="string" office:value="おせん">
            <text:p>おせん</text:p>
          </table:table-cell>
          <table:table-cell office:value-type="string" office:value="pollution, contamination">
            <text:p>pollution, contami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川の水は汚染されています。">
            <text:p>その川の水は汚染されています。</text:p>
          </table:table-cell>
          <table:table-cell office:value-type="string" office:value="その かわ の みず は おせん されて います。">
            <text:p>その かわ の みず は おせん されて います。</text:p>
          </table:table-cell>
          <table:table-cell office:value-type="string" office:value="The water in the river is polluted.">
            <text:p>The water in the river is pollu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直す">
            <text:p>見直す</text:p>
          </table:table-cell>
          <table:table-cell office:value-type="string" office:value="みなおす">
            <text:p>みなおす</text:p>
          </table:table-cell>
          <table:table-cell office:value-type="string" office:value="change one's view, review">
            <text:p>change one's view, review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のことを見直しました。">
            <text:p>彼のことを見直しました。</text:p>
          </table:table-cell>
          <table:table-cell office:value-type="string" office:value="かれ の こと を みなおしました。">
            <text:p>かれ の こと を みなおしました。</text:p>
          </table:table-cell>
          <table:table-cell office:value-type="string" office:value="I changed my opinion of him.">
            <text:p>I changed my opinion of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冷静">
            <text:p>冷静</text:p>
          </table:table-cell>
          <table:table-cell office:value-type="string" office:value="れいせい">
            <text:p>れいせい</text:p>
          </table:table-cell>
          <table:table-cell office:value-type="string" office:value="cool, calm">
            <text:p>cool, calm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冷静に話し合いましょう。">
            <text:p>冷静に話し合いましょう。</text:p>
          </table:table-cell>
          <table:table-cell office:value-type="string" office:value="れいせい に はなしあいましょう。">
            <text:p>れいせい に はなしあいましょう。</text:p>
          </table:table-cell>
          <table:table-cell office:value-type="string" office:value="Let's talk calmly.">
            <text:p>Let's talk calm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血液">
            <text:p>血液</text:p>
          </table:table-cell>
          <table:table-cell office:value-type="string" office:value="けつえき">
            <text:p>けつえき</text:p>
          </table:table-cell>
          <table:table-cell office:value-type="string" office:value="blood (formal)">
            <text:p>blood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心臓は全身に血液を送り出している。">
            <text:p>心臓は全身に血液を送り出している。</text:p>
          </table:table-cell>
          <table:table-cell office:value-type="string" office:value="しんぞう は ぜんしん に けつえき を おくりだして いる。">
            <text:p>しんぞう は ぜんしん に けつえき を おくりだして いる。</text:p>
          </table:table-cell>
          <table:table-cell office:value-type="string" office:value="A heart sends blood to the whole body.">
            <text:p>A heart sends blood to the whole bo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味わう">
            <text:p>味わう</text:p>
          </table:table-cell>
          <table:table-cell office:value-type="string" office:value="あじわう">
            <text:p>あじわう</text:p>
          </table:table-cell>
          <table:table-cell office:value-type="string" office:value="savor, appreciate">
            <text:p>savor, apprecia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母の手料理をゆっくり味わいました。">
            <text:p>母の手料理をゆっくり味わいました。</text:p>
          </table:table-cell>
          <table:table-cell office:value-type="string" office:value="はは の てりょうり を ゆっくり あじわいました。">
            <text:p>はは の てりょうり を ゆっくり あじわいました。</text:p>
          </table:table-cell>
          <table:table-cell office:value-type="string" office:value="I took my time savoring my mother's homemade cooking.">
            <text:p>I took my time savoring my mother's homemade cook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オリンピック">
            <text:p>オリンピック</text:p>
          </table:table-cell>
          <table:table-cell office:value-type="string" office:value="オリンピック">
            <text:p>オリンピック</text:p>
          </table:table-cell>
          <table:table-cell office:value-type="string" office:value="the Olympics">
            <text:p>the Olympic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オリンピックは4年に1度開催されます。">
            <text:p>オリンピックは4年に1度開催されます。</text:p>
          </table:table-cell>
          <table:table-cell office:value-type="string" office:value="オリンピック は 4 ねん に 1 ど かいさい されます。">
            <text:p>オリンピック は 4 ねん に 1 ど かいさい されます。</text:p>
          </table:table-cell>
          <table:table-cell office:value-type="string" office:value="The Olympics are held once every four years.">
            <text:p>The Olympics are held once every four y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独特">
            <text:p>独特</text:p>
          </table:table-cell>
          <table:table-cell office:value-type="string" office:value="どくとく">
            <text:p>どくとく</text:p>
          </table:table-cell>
          <table:table-cell office:value-type="string" office:value="unique, distinct">
            <text:p>unique, distinc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の服のセンスは独特よね。">
            <text:p>彼の服のセンスは独特よね。</text:p>
          </table:table-cell>
          <table:table-cell office:value-type="string" office:value="かれ の ふく の センス は どくとく よ ね。">
            <text:p>かれ の ふく の センス は どくとく よ ね。</text:p>
          </table:table-cell>
          <table:table-cell office:value-type="string" office:value="He has a unique sense of style.">
            <text:p>He has a unique sense of sty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開放">
            <text:p>開放</text:p>
          </table:table-cell>
          <table:table-cell office:value-type="string" office:value="かいほう">
            <text:p>かいほう</text:p>
          </table:table-cell>
          <table:table-cell office:value-type="string" office:value="open (to the public)">
            <text:p>open (to the public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国は市場の開放を求められているの。">
            <text:p>その国は市場の開放を求められているの。</text:p>
          </table:table-cell>
          <table:table-cell office:value-type="string" office:value="その くに は しじょう の かいほう を もとめられて いる の。">
            <text:p>その くに は しじょう の かいほう を もとめられて いる の。</text:p>
          </table:table-cell>
          <table:table-cell office:value-type="string" office:value="The country has been requested to open its market.">
            <text:p>The country has been requested to open its mark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面積">
            <text:p>面積</text:p>
          </table:table-cell>
          <table:table-cell office:value-type="string" office:value="めんせき">
            <text:p>めんせき</text:p>
          </table:table-cell>
          <table:table-cell office:value-type="string" office:value="area, square measure">
            <text:p>area, square meas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土地の面積はどれくらいですか。">
            <text:p>この土地の面積はどれくらいですか。</text:p>
          </table:table-cell>
          <table:table-cell office:value-type="string" office:value="この とち の めんせき は どれ くらい です か 。">
            <text:p>この とち の めんせき は どれ くらい です か 。</text:p>
          </table:table-cell>
          <table:table-cell office:value-type="string" office:value="What is the area of this land?">
            <text:p>What is the area of this land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熱心">
            <text:p>熱心</text:p>
          </table:table-cell>
          <table:table-cell office:value-type="string" office:value="ねっしん">
            <text:p>ねっしん</text:p>
          </table:table-cell>
          <table:table-cell office:value-type="string" office:value="enthusiasm, zeal">
            <text:p>enthusiasm, ze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4年間熱心に勉強したわ。">
            <text:p>彼女は4年間熱心に勉強したわ。</text:p>
          </table:table-cell>
          <table:table-cell office:value-type="string" office:value="かのじょ は 4 ねんかん ねっしん に べんきょう した わ。">
            <text:p>かのじょ は 4 ねんかん ねっしん に べんきょう した わ。</text:p>
          </table:table-cell>
          <table:table-cell office:value-type="string" office:value="She studied hard for four years.">
            <text:p>She studied hard for four y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さす">
            <text:p>さす</text:p>
          </table:table-cell>
          <table:table-cell office:value-type="string" office:value="さす">
            <text:p>さす</text:p>
          </table:table-cell>
          <table:table-cell office:value-type="string" office:value="pour, fill, add">
            <text:p>pour, fill, ad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自転車に油をさしたの。">
            <text:p>自転車に油をさしたの。</text:p>
          </table:table-cell>
          <table:table-cell office:value-type="string" office:value="じてんしゃ に あぶら を さした の。">
            <text:p>じてんしゃ に あぶら を さした の。</text:p>
          </table:table-cell>
          <table:table-cell office:value-type="string" office:value="I greased (the gear of) my bicycle.">
            <text:p>I greased (the gear of) my bicyc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段">
            <text:p>段</text:p>
          </table:table-cell>
          <table:table-cell office:value-type="string" office:value="だん">
            <text:p>だん</text:p>
          </table:table-cell>
          <table:table-cell office:value-type="string" office:value="step, grade, rank">
            <text:p>step, grade, ran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階段は18段ありますね。">
            <text:p>この階段は18段ありますね。</text:p>
          </table:table-cell>
          <table:table-cell office:value-type="string" office:value="この かいだん は 18 だん あります ね。">
            <text:p>この かいだん は 18 だん あります ね。</text:p>
          </table:table-cell>
          <table:table-cell office:value-type="string" office:value="This staircase has 18 steps.">
            <text:p>This staircase has 18 step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呼吸">
            <text:p>呼吸</text:p>
          </table:table-cell>
          <table:table-cell office:value-type="string" office:value="こきゅう">
            <text:p>こきゅう</text:p>
          </table:table-cell>
          <table:table-cell office:value-type="string" office:value="breathing, respiration">
            <text:p>breathing, respir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ゆっくり呼吸してください。">
            <text:p>ゆっくり呼吸してください。</text:p>
          </table:table-cell>
          <table:table-cell office:value-type="string" office:value="ゆっくり こきゅう して ください。">
            <text:p>ゆっくり こきゅう して ください。</text:p>
          </table:table-cell>
          <table:table-cell office:value-type="string" office:value="Please breathe slowly.">
            <text:p>Please breathe slow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程">
            <text:p>日程</text:p>
          </table:table-cell>
          <table:table-cell office:value-type="string" office:value="にってい">
            <text:p>にってい</text:p>
          </table:table-cell>
          <table:table-cell office:value-type="string" office:value="daily schedule">
            <text:p>daily schedu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試験の日程が発表されました。">
            <text:p>試験の日程が発表されました。</text:p>
          </table:table-cell>
          <table:table-cell office:value-type="string" office:value="しけん の にってい が はっぴょう されました。">
            <text:p>しけん の にってい が はっぴょう されました。</text:p>
          </table:table-cell>
          <table:table-cell office:value-type="string" office:value="The exam schedule has been announced.">
            <text:p>The exam schedule has been announc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友">
            <text:p>友</text:p>
          </table:table-cell>
          <table:table-cell office:value-type="string" office:value="とも">
            <text:p>とも</text:p>
          </table:table-cell>
          <table:table-cell office:value-type="string" office:value="friend, companion (literary)">
            <text:p>friend, companion (literary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持つべきものは友よね。">
            <text:p>持つべきものは友よね。</text:p>
          </table:table-cell>
          <table:table-cell office:value-type="string" office:value="もつ べき もの は とも よ ね。">
            <text:p>もつ べき もの は とも よ ね。</text:p>
          </table:table-cell>
          <table:table-cell office:value-type="string" office:value="The important thing is to have friends.">
            <text:p>The important thing is to have frien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好む">
            <text:p>好む</text:p>
          </table:table-cell>
          <table:table-cell office:value-type="string" office:value="このむ">
            <text:p>このむ</text:p>
          </table:table-cell>
          <table:table-cell office:value-type="string" office:value="like, be fond of">
            <text:p>like, be fond of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背の高い男性を好みますね。">
            <text:p>彼女は背の高い男性を好みますね。</text:p>
          </table:table-cell>
          <table:table-cell office:value-type="string" office:value="かのじょ は せ の たかい だんせい を このみます ね。">
            <text:p>かのじょ は せ の たかい だんせい を このみます ね。</text:p>
          </table:table-cell>
          <table:table-cell office:value-type="string" office:value="She likes tall men.">
            <text:p>She likes tall m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積む">
            <text:p>積む</text:p>
          </table:table-cell>
          <table:table-cell office:value-type="string" office:value="つむ">
            <text:p>つむ</text:p>
          </table:table-cell>
          <table:table-cell office:value-type="string" office:value="pile up, load">
            <text:p>pile up, loa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車に荷物を積んでください。">
            <text:p>車に荷物を積んでください。</text:p>
          </table:table-cell>
          <table:table-cell office:value-type="string" office:value="くるま に にもつ を つんで ください。">
            <text:p>くるま に にもつ を つんで ください。</text:p>
          </table:table-cell>
          <table:table-cell office:value-type="string" office:value="Please load the luggage into the car.">
            <text:p>Please load the luggage into the c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保健">
            <text:p>保健</text:p>
          </table:table-cell>
          <table:table-cell office:value-type="string" office:value="ほけん">
            <text:p>ほけん</text:p>
          </table:table-cell>
          <table:table-cell office:value-type="string" office:value="preservation of health">
            <text:p>preservation of heal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学校でけがをした時、保健の先生が病院に連れていってくれました。">
            <text:p>学校でけがをした時、保健の先生が病院に連れていってくれました。</text:p>
          </table:table-cell>
          <table:table-cell office:value-type="string" office:value="がっこう で けが を した とき、ほけん の せんせい が びょういん に つれて いって くれました。">
            <text:p>がっこう で けが を した とき、ほけん の せんせい が びょういん に つれて いって くれました。</text:p>
          </table:table-cell>
          <table:table-cell office:value-type="string" office:value="When I was injured at school, the school nurse took me to the hospital.">
            <text:p>When I was injured at school, the school nurse took me to the hospital.</text:p>
          </table:table-cell>
          <table:table-cell office:value-type="string" office:value="保健室で少し休みました。">
            <text:p>保健室で少し休みました。</text:p>
          </table:table-cell>
          <table:table-cell office:value-type="string" office:value="ほけんしつ で すこし やすみました。">
            <text:p>ほけんしつ で すこし やすみました。</text:p>
          </table:table-cell>
          <table:table-cell office:value-type="string" office:value="I rested a little in the school nurse's office.">
            <text:p>I rested a little in the school nurse's office.</text:p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拡張">
            <text:p>拡張</text:p>
          </table:table-cell>
          <table:table-cell office:value-type="string" office:value="かくちょう">
            <text:p>かくちょう</text:p>
          </table:table-cell>
          <table:table-cell office:value-type="string" office:value="expansion, extension">
            <text:p>expansion, exten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会社は店舗を拡張していますね。">
            <text:p>その会社は店舗を拡張していますね。</text:p>
          </table:table-cell>
          <table:table-cell office:value-type="string" office:value="その かいしゃ は てんぽ を かくちょう して います ね。">
            <text:p>その かいしゃ は てんぽ を かくちょう して います ね。</text:p>
          </table:table-cell>
          <table:table-cell office:value-type="string" office:value="The company is expanding its stores.">
            <text:p>The company is expanding its stor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ピン">
            <text:p>ピン</text:p>
          </table:table-cell>
          <table:table-cell office:value-type="string" office:value="ピン">
            <text:p>ピン</text:p>
          </table:table-cell>
          <table:table-cell office:value-type="string" office:value="hairpin, pin">
            <text:p>hairpin, p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いつも髪をピンで留めているね。">
            <text:p>彼女はいつも髪をピンで留めているね。</text:p>
          </table:table-cell>
          <table:table-cell office:value-type="string" office:value="かのじょ は いつも かみ を ピン で とめて いる ね。">
            <text:p>かのじょ は いつも かみ を ピン で とめて いる ね。</text:p>
          </table:table-cell>
          <table:table-cell office:value-type="string" office:value="She's always holding her hair with pins.">
            <text:p>She's always holding her hair with pi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目次">
            <text:p>目次</text:p>
          </table:table-cell>
          <table:table-cell office:value-type="string" office:value="もくじ">
            <text:p>もくじ</text:p>
          </table:table-cell>
          <table:table-cell office:value-type="string" office:value="table of contents">
            <text:p>table of content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読みたい章を目次で探しました。">
            <text:p>読みたい章を目次で探しました。</text:p>
          </table:table-cell>
          <table:table-cell office:value-type="string" office:value="よみたい しょう を もくじ で さがしました。">
            <text:p>よみたい しょう を もくじ で さがしました。</text:p>
          </table:table-cell>
          <table:table-cell office:value-type="string" office:value="I looked for the chapter I wanted to read in the table of contents.">
            <text:p>I looked for the chapter I wanted to read in the table of cont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看板">
            <text:p>看板</text:p>
          </table:table-cell>
          <table:table-cell office:value-type="string" office:value="かんばん">
            <text:p>かんばん</text:p>
          </table:table-cell>
          <table:table-cell office:value-type="string" office:value="signboard, billboard">
            <text:p>signboard, billboa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店の看板を塗り替えました。">
            <text:p>店の看板を塗り替えました。</text:p>
          </table:table-cell>
          <table:table-cell office:value-type="string" office:value="みせ の かんばん を ぬりかえました。">
            <text:p>みせ の かんばん を ぬりかえました。</text:p>
          </table:table-cell>
          <table:table-cell office:value-type="string" office:value="I repainted the shop's signboard.">
            <text:p>I repainted the shop's signbo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果たして">
            <text:p>果たして</text:p>
          </table:table-cell>
          <table:table-cell office:value-type="string" office:value="はたして">
            <text:p>はたして</text:p>
          </table:table-cell>
          <table:table-cell office:value-type="string" office:value="really">
            <text:p>real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果たして彼は現れるだろうか。">
            <text:p>果たして彼は現れるだろうか。</text:p>
          </table:table-cell>
          <table:table-cell office:value-type="string" office:value="はたして かれ は あらわれる だろう か。">
            <text:p>はたして かれ は あらわれる だろう か。</text:p>
          </table:table-cell>
          <table:table-cell office:value-type="string" office:value="I wonder if he'll really show up.">
            <text:p>I wonder if he'll really show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就任">
            <text:p>就任</text:p>
          </table:table-cell>
          <table:table-cell office:value-type="string" office:value="しゅうにん">
            <text:p>しゅうにん</text:p>
          </table:table-cell>
          <table:table-cell office:value-type="string" office:value="inauguration, assumption (of office)">
            <text:p>inauguration, assumption (of office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新首相に就任しましたね。">
            <text:p>彼は新首相に就任しましたね。</text:p>
          </table:table-cell>
          <table:table-cell office:value-type="string" office:value="かれ は しん しゅしょう に しゅうにん しました ね。">
            <text:p>かれ は しん しゅしょう に しゅうにん しました ね。</text:p>
          </table:table-cell>
          <table:table-cell office:value-type="string" office:value="He assumed his post as the new Prime Minister.">
            <text:p>He assumed his post as the new Prime Minis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有利">
            <text:p>有利</text:p>
          </table:table-cell>
          <table:table-cell office:value-type="string" office:value="ゆうり">
            <text:p>ゆうり</text:p>
          </table:table-cell>
          <table:table-cell office:value-type="string" office:value="advantage, profitable">
            <text:p>advantage, profitabl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資格があると就職に有利です。">
            <text:p>資格があると就職に有利です。</text:p>
          </table:table-cell>
          <table:table-cell office:value-type="string" office:value="しかく が ある と しゅうしょく に ゆうり です。">
            <text:p>しかく が ある と しゅうしょく に ゆうり です。</text:p>
          </table:table-cell>
          <table:table-cell office:value-type="string" office:value="Having qualifications is an advantage when looking for a job.">
            <text:p>Having qualifications is an advantage when looking for a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感心">
            <text:p>感心</text:p>
          </table:table-cell>
          <table:table-cell office:value-type="string" office:value="かんしん">
            <text:p>かんしん</text:p>
          </table:table-cell>
          <table:table-cell office:value-type="string" office:value="admiration">
            <text:p>admir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我慢強さには感心しました。">
            <text:p>彼の我慢強さには感心しました。</text:p>
          </table:table-cell>
          <table:table-cell office:value-type="string" office:value="かれ の がまんづよさ に は かんしん しました。">
            <text:p>かれ の がまんづよさ に は かんしん しました。</text:p>
          </table:table-cell>
          <table:table-cell office:value-type="string" office:value="I admired his patience.">
            <text:p>I admired his pati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庁">
            <text:p>庁</text:p>
          </table:table-cell>
          <table:table-cell office:value-type="string" office:value="ちょう">
            <text:p>ちょう</text:p>
          </table:table-cell>
          <table:table-cell office:value-type="string" office:value="public office, agency">
            <text:p>public office, agenc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県庁で働いています。">
            <text:p>彼は県庁で働いています。</text:p>
          </table:table-cell>
          <table:table-cell office:value-type="string" office:value="かれ は けんちょう で はたらいて います。">
            <text:p>かれ は けんちょう で はたらいて います。</text:p>
          </table:table-cell>
          <table:table-cell office:value-type="string" office:value="He works for the prefectural office.">
            <text:p>He works for the prefectural off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家具">
            <text:p>家具</text:p>
          </table:table-cell>
          <table:table-cell office:value-type="string" office:value="かぐ">
            <text:p>かぐ</text:p>
          </table:table-cell>
          <table:table-cell office:value-type="string" office:value="furniture">
            <text:p>furni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家具の配置を変えました。">
            <text:p>家具の配置を変えました。</text:p>
          </table:table-cell>
          <table:table-cell office:value-type="string" office:value="かぐ の はいち を かえました。">
            <text:p>かぐ の はいち を かえました。</text:p>
          </table:table-cell>
          <table:table-cell office:value-type="string" office:value="I changed the furniture layout.">
            <text:p>I changed the furniture lay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筋肉">
            <text:p>筋肉</text:p>
          </table:table-cell>
          <table:table-cell office:value-type="string" office:value="きんにく">
            <text:p>きんにく</text:p>
          </table:table-cell>
          <table:table-cell office:value-type="string" office:value="muscle">
            <text:p>musc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最近筋肉を鍛えているよ。">
            <text:p>彼は最近筋肉を鍛えているよ。</text:p>
          </table:table-cell>
          <table:table-cell office:value-type="string" office:value="かれ は さいきん きんにく を きたえて いる よ。">
            <text:p>かれ は さいきん きんにく を きたえて いる よ。</text:p>
          </table:table-cell>
          <table:table-cell office:value-type="string" office:value="He has been building up his muscles recently.">
            <text:p>He has been building up his muscles recent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西洋">
            <text:p>西洋</text:p>
          </table:table-cell>
          <table:table-cell office:value-type="string" office:value="せいよう">
            <text:p>せいよう</text:p>
          </table:table-cell>
          <table:table-cell office:value-type="string" office:value="the West">
            <text:p>the We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西洋の建築に興味があります。">
            <text:p>私は西洋の建築に興味があります。</text:p>
          </table:table-cell>
          <table:table-cell office:value-type="string" office:value="わたし は せいよう の けんちく に きょうみ が あります。">
            <text:p>わたし は せいよう の けんちく に きょうみ が あります。</text:p>
          </table:table-cell>
          <table:table-cell office:value-type="string" office:value="I'm interested in Western architecture.">
            <text:p>I'm interested in Western architec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外す">
            <text:p>外す</text:p>
          </table:table-cell>
          <table:table-cell office:value-type="string" office:value="はずす">
            <text:p>はずす</text:p>
          </table:table-cell>
          <table:table-cell office:value-type="string" office:value="remove (something), take off">
            <text:p>remove (something), take off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メガネを外しました。">
            <text:p>彼はメガネを外しました。</text:p>
          </table:table-cell>
          <table:table-cell office:value-type="string" office:value="かれ は メガネ を はずしました。">
            <text:p>かれ は メガネ を はずしました。</text:p>
          </table:table-cell>
          <table:table-cell office:value-type="string" office:value="He took off his glasses.">
            <text:p>He took off his glass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同時">
            <text:p>同時</text:p>
          </table:table-cell>
          <table:table-cell office:value-type="string" office:value="どうじ">
            <text:p>どうじ</text:p>
          </table:table-cell>
          <table:table-cell office:value-type="string" office:value="simultaneous, at the same time">
            <text:p>simultaneous, at the same ti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二人の走者は同時にゴールしたよ。">
            <text:p>二人の走者は同時にゴールしたよ。</text:p>
          </table:table-cell>
          <table:table-cell office:value-type="string" office:value="ふたり の そうしゃ は どうじ に ゴール した よ。">
            <text:p>ふたり の そうしゃ は どうじ に ゴール した よ。</text:p>
          </table:table-cell>
          <table:table-cell office:value-type="string" office:value="The two runners reached the goal at the same time.">
            <text:p>The two runners reached the goal at the same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学科">
            <text:p>学科</text:p>
          </table:table-cell>
          <table:table-cell office:value-type="string" office:value="がっか">
            <text:p>がっか</text:p>
          </table:table-cell>
          <table:table-cell office:value-type="string" office:value="school subject, academic department">
            <text:p>school subject, academic depart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得意な学科は数学です。">
            <text:p>彼の得意な学科は数学です。</text:p>
          </table:table-cell>
          <table:table-cell office:value-type="string" office:value="かれ の とくいな がっか は すうがく です。">
            <text:p>かれ の とくいな がっか は すうがく です。</text:p>
          </table:table-cell>
          <table:table-cell office:value-type="string" office:value="Math is his strong subject.">
            <text:p>Math is his strong subje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衛生">
            <text:p>衛生</text:p>
          </table:table-cell>
          <table:table-cell office:value-type="string" office:value="えいせい">
            <text:p>えいせい</text:p>
          </table:table-cell>
          <table:table-cell office:value-type="string" office:value="hygiene, sanitation">
            <text:p>hygiene, sanit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衛生には十分気を付けましょう。">
            <text:p>衛生には十分気を付けましょう。</text:p>
          </table:table-cell>
          <table:table-cell office:value-type="string" office:value="えいせい に は じゅうぶん きをつけましょう。">
            <text:p>えいせい に は じゅうぶん きをつけましょう。</text:p>
          </table:table-cell>
          <table:table-cell office:value-type="string" office:value="Let's take proper care of hygiene.">
            <text:p>Let's take proper care of hygie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愛情">
            <text:p>愛情</text:p>
          </table:table-cell>
          <table:table-cell office:value-type="string" office:value="あいじょう">
            <text:p>あいじょう</text:p>
          </table:table-cell>
          <table:table-cell office:value-type="string" office:value="love, affection">
            <text:p>love, affec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子供はたくさんの愛情が必要です。">
            <text:p>子供はたくさんの愛情が必要です。</text:p>
          </table:table-cell>
          <table:table-cell office:value-type="string" office:value="こども は たくさん の あいじょう が ひつよう です。">
            <text:p>こども は たくさん の あいじょう が ひつよう です。</text:p>
          </table:table-cell>
          <table:table-cell office:value-type="string" office:value="Children need a lot of love.">
            <text:p>Children need a lot of lo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余計">
            <text:p>余計</text:p>
          </table:table-cell>
          <table:table-cell office:value-type="string" office:value="よけい">
            <text:p>よけい</text:p>
          </table:table-cell>
          <table:table-cell office:value-type="string" office:value="unnecessary, extra">
            <text:p>unnecessary, extra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余計なことを言ってはだめよ。">
            <text:p>余計なことを言ってはだめよ。</text:p>
          </table:table-cell>
          <table:table-cell office:value-type="string" office:value="よけいな こと を いって は だめ よ。">
            <text:p>よけいな こと を いって は だめ よ。</text:p>
          </table:table-cell>
          <table:table-cell office:value-type="string" office:value="Don't say any unnecessary things.">
            <text:p>Don't say any unnecessary th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格好">
            <text:p>格好</text:p>
          </table:table-cell>
          <table:table-cell office:value-type="string" office:value="かっこう">
            <text:p>かっこう</text:p>
          </table:table-cell>
          <table:table-cell office:value-type="string" office:value="shape, appearance">
            <text:p>shape, appear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格好のいい青年に会ったよ。">
            <text:p>格好のいい青年に会ったよ。</text:p>
          </table:table-cell>
          <table:table-cell office:value-type="string" office:value="かっこう の いい せいねん に あった よ。">
            <text:p>かっこう の いい せいねん に あった よ。</text:p>
          </table:table-cell>
          <table:table-cell office:value-type="string" office:value="I met a good-looking young man.">
            <text:p>I met a good-looking young m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平等">
            <text:p>平等</text:p>
          </table:table-cell>
          <table:table-cell office:value-type="string" office:value="びょうどう">
            <text:p>びょうどう</text:p>
          </table:table-cell>
          <table:table-cell office:value-type="string" office:value="equal, fair">
            <text:p>equal, fair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あの先生は生徒をみな平等に扱います。">
            <text:p>あの先生は生徒をみな平等に扱います。</text:p>
          </table:table-cell>
          <table:table-cell office:value-type="string" office:value="あの せんせい は せいと を みな びょうどう に あつかいます。">
            <text:p>あの せんせい は せいと を みな びょうどう に あつかいます。</text:p>
          </table:table-cell>
          <table:table-cell office:value-type="string" office:value="That teacher treats all students equally.">
            <text:p>That teacher treats all students equal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欠ける">
            <text:p>欠ける</text:p>
          </table:table-cell>
          <table:table-cell office:value-type="string" office:value="かける">
            <text:p>かける</text:p>
          </table:table-cell>
          <table:table-cell office:value-type="string" office:value="be chipped, be missing">
            <text:p>be chipped, be missing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気に入りのカップが欠けてしまいました。">
            <text:p>お気に入りのカップが欠けてしまいました。</text:p>
          </table:table-cell>
          <table:table-cell office:value-type="string" office:value="おきにいり の カップ が かけて しまいました。">
            <text:p>おきにいり の カップ が かけて しまいました。</text:p>
          </table:table-cell>
          <table:table-cell office:value-type="string" office:value="My favorite cup has been chipped.">
            <text:p>My favorite cup has been chipp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努める">
            <text:p>努める</text:p>
          </table:table-cell>
          <table:table-cell office:value-type="string" office:value="つとめる">
            <text:p>つとめる</text:p>
          </table:table-cell>
          <table:table-cell office:value-type="string" office:value="endeavor, make efforts">
            <text:p>endeavor, make effort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良い成績が取れるように努めます。">
            <text:p>良い成績が取れるように努めます。</text:p>
          </table:table-cell>
          <table:table-cell office:value-type="string" office:value="いい せいせき が とれる ように つとめます。">
            <text:p>いい せいせき が とれる ように つとめます。</text:p>
          </table:table-cell>
          <table:table-cell office:value-type="string" office:value="I'll make efforts to get good grades.">
            <text:p>I'll make efforts to get good grad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経由">
            <text:p>経由</text:p>
          </table:table-cell>
          <table:table-cell office:value-type="string" office:value="けいゆ">
            <text:p>けいゆ</text:p>
          </table:table-cell>
          <table:table-cell office:value-type="string" office:value="via, through">
            <text:p>via, throug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メールを経由して広がるウィルスもあります。">
            <text:p>メールを経由して広がるウィルスもあります。</text:p>
          </table:table-cell>
          <table:table-cell office:value-type="string" office:value="メール を けいゆ して ひろがる ウィルス も あります。">
            <text:p>メール を けいゆ して ひろがる ウィルス も あります。</text:p>
          </table:table-cell>
          <table:table-cell office:value-type="string" office:value="There are even viruses that spread through e-mails.">
            <text:p>There are even viruses that spread through e-mai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勝ち">
            <text:p>勝ち</text:p>
          </table:table-cell>
          <table:table-cell office:value-type="string" office:value="かち">
            <text:p>かち</text:p>
          </table:table-cell>
          <table:table-cell office:value-type="string" office:value="win, victory">
            <text:p>win, victo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歌合戦は赤組の勝ちでしたね。">
            <text:p>歌合戦は赤組の勝ちでしたね。</text:p>
          </table:table-cell>
          <table:table-cell office:value-type="string" office:value="うた がっせん は あか ぐみ の かち でした ね。">
            <text:p>うた がっせん は あか ぐみ の かち でした ね。</text:p>
          </table:table-cell>
          <table:table-cell office:value-type="string" office:value="The red team won the singing contest.">
            <text:p>The red team won the singing cont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透明">
            <text:p>透明</text:p>
          </table:table-cell>
          <table:table-cell office:value-type="string" office:value="とうめい">
            <text:p>とうめい</text:p>
          </table:table-cell>
          <table:table-cell office:value-type="string" office:value="transparent, clear">
            <text:p>transparent, clear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ゴミは透明な袋に入れて出してください。">
            <text:p>ゴミは透明な袋に入れて出してください。</text:p>
          </table:table-cell>
          <table:table-cell office:value-type="string" office:value="ゴミ は とうめいな ふくろ に いれて だして ください。">
            <text:p>ゴミ は とうめいな ふくろ に いれて だして ください。</text:p>
          </table:table-cell>
          <table:table-cell office:value-type="string" office:value="Please put the garbage out in a clear plastic bag.">
            <text:p>Please put the garbage out in a clear plastic ba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映る">
            <text:p>映る</text:p>
          </table:table-cell>
          <table:table-cell office:value-type="string" office:value="うつる">
            <text:p>うつる</text:p>
          </table:table-cell>
          <table:table-cell office:value-type="string" office:value="be reflected, appear">
            <text:p>be reflected, appea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水面に月が映っているね。">
            <text:p>水面に月が映っているね。</text:p>
          </table:table-cell>
          <table:table-cell office:value-type="string" office:value="みなも に つき が うつって いる ね。">
            <text:p>みなも に つき が うつって いる ね。</text:p>
          </table:table-cell>
          <table:table-cell office:value-type="string" office:value="The moon is reflected in the surface of the water.">
            <text:p>The moon is reflected in the surface of the wa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層">
            <text:p>一層</text:p>
          </table:table-cell>
          <table:table-cell office:value-type="string" office:value="いっそう">
            <text:p>いっそう</text:p>
          </table:table-cell>
          <table:table-cell office:value-type="string" office:value="(even) more">
            <text:p>(even) mor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雨が一層激しくなったね。">
            <text:p>雨が一層激しくなったね。</text:p>
          </table:table-cell>
          <table:table-cell office:value-type="string" office:value="あめ が いっそう はげしく なった ね。">
            <text:p>あめ が いっそう はげしく なった ね。</text:p>
          </table:table-cell>
          <table:table-cell office:value-type="string" office:value="The rain got even heavier.">
            <text:p>The rain got even heavi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期限">
            <text:p>期限</text:p>
          </table:table-cell>
          <table:table-cell office:value-type="string" office:value="きげん">
            <text:p>きげん</text:p>
          </table:table-cell>
          <table:table-cell office:value-type="string" office:value="time limit, deadline">
            <text:p>time limit, deadli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期限までに申し込みました。">
            <text:p>期限までに申し込みました。</text:p>
          </table:table-cell>
          <table:table-cell office:value-type="string" office:value="きげん まで に もうしこみました。">
            <text:p>きげん まで に もうしこみました。</text:p>
          </table:table-cell>
          <table:table-cell office:value-type="string" office:value="I signed up before the deadline.">
            <text:p>I signed up before the deadl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警告">
            <text:p>警告</text:p>
          </table:table-cell>
          <table:table-cell office:value-type="string" office:value="けいこく">
            <text:p>けいこく</text:p>
          </table:table-cell>
          <table:table-cell office:value-type="string" office:value="warning, admonition">
            <text:p>warning, admoni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車に駐車違反の警告を貼られました。">
            <text:p>車に駐車違反の警告を貼られました。</text:p>
          </table:table-cell>
          <table:table-cell office:value-type="string" office:value="くるま に ちゅうしゃ いはん の けいこく を はられました。">
            <text:p>くるま に ちゅうしゃ いはん の けいこく を はられました。</text:p>
          </table:table-cell>
          <table:table-cell office:value-type="string" office:value="They put a parking ticket warning on my car.">
            <text:p>They put a parking ticket warning on my c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新鮮">
            <text:p>新鮮</text:p>
          </table:table-cell>
          <table:table-cell office:value-type="string" office:value="しんせん">
            <text:p>しんせん</text:p>
          </table:table-cell>
          <table:table-cell office:value-type="string" office:value="fresh">
            <text:p>fresh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店では新鮮な野菜が買えますよ。">
            <text:p>この店では新鮮な野菜が買えますよ。</text:p>
          </table:table-cell>
          <table:table-cell office:value-type="string" office:value="この みせ で は しんせんな やさい が かえます よ。">
            <text:p>この みせ で は しんせんな やさい が かえます よ。</text:p>
          </table:table-cell>
          <table:table-cell office:value-type="string" office:value="You can buy fresh vegetables at this store.">
            <text:p>You can buy fresh vegetables at this st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鉄">
            <text:p>鉄</text:p>
          </table:table-cell>
          <table:table-cell office:value-type="string" office:value="てつ">
            <text:p>てつ</text:p>
          </table:table-cell>
          <table:table-cell office:value-type="string" office:value="iron">
            <text:p>ir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鍋は鉄でできています。">
            <text:p>この鍋は鉄でできています。</text:p>
          </table:table-cell>
          <table:table-cell office:value-type="string" office:value="この なべ は てつ で できて います。">
            <text:p>この なべ は てつ で できて います。</text:p>
          </table:table-cell>
          <table:table-cell office:value-type="string" office:value="This pot is made of iron.">
            <text:p>This pot is made of ir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通訳">
            <text:p>通訳</text:p>
          </table:table-cell>
          <table:table-cell office:value-type="string" office:value="つうやく">
            <text:p>つうやく</text:p>
          </table:table-cell>
          <table:table-cell office:value-type="string" office:value="interpreting, interpreter">
            <text:p>interpreting, interprete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通訳です。">
            <text:p>私は通訳です。</text:p>
          </table:table-cell>
          <table:table-cell office:value-type="string" office:value="わたし は つうやく です。">
            <text:p>わたし は つうやく です。</text:p>
          </table:table-cell>
          <table:table-cell office:value-type="string" office:value="I'm an interpreter.">
            <text:p>I'm an interpre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吸収">
            <text:p>吸収</text:p>
          </table:table-cell>
          <table:table-cell office:value-type="string" office:value="きゅうしゅう">
            <text:p>きゅうしゅう</text:p>
          </table:table-cell>
          <table:table-cell office:value-type="string" office:value="absorption, merger">
            <text:p>absorption, merge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知識の吸収が早いですね。">
            <text:p>彼は知識の吸収が早いですね。</text:p>
          </table:table-cell>
          <table:table-cell office:value-type="string" office:value="かれ は ちしき の きゅうしゅう が はやい です ね。">
            <text:p>かれ は ちしき の きゅうしゅう が はやい です ね。</text:p>
          </table:table-cell>
          <table:table-cell office:value-type="string" office:value="He absorbs knowledge quickly.">
            <text:p>He absorbs knowledge quick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以後">
            <text:p>以後</text:p>
          </table:table-cell>
          <table:table-cell office:value-type="string" office:value="いご">
            <text:p>いご</text:p>
          </table:table-cell>
          <table:table-cell office:value-type="string" office:value="from now on, hereafter">
            <text:p>from now on, hereaf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すみません、以後気を付けます。">
            <text:p>すみません、以後気を付けます。</text:p>
          </table:table-cell>
          <table:table-cell office:value-type="string" office:value="すみません、 いご きをつけます。">
            <text:p>すみません、 いご きをつけます。</text:p>
          </table:table-cell>
          <table:table-cell office:value-type="string" office:value="Sorry, I'll be more careful from now on.">
            <text:p>Sorry, I'll be more careful from now 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巡る">
            <text:p>巡る</text:p>
          </table:table-cell>
          <table:table-cell office:value-type="string" office:value="めぐる">
            <text:p>めぐる</text:p>
          </table:table-cell>
          <table:table-cell office:value-type="string" office:value="make a round">
            <text:p>make a roun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明日から温泉を巡る旅に出ます。">
            <text:p>明日から温泉を巡る旅に出ます。</text:p>
          </table:table-cell>
          <table:table-cell office:value-type="string" office:value="あした から おんせん を めぐる たび に でます。">
            <text:p>あした から おんせん を めぐる たび に でます。</text:p>
          </table:table-cell>
          <table:table-cell office:value-type="string" office:value="I'm going on a tour of hot springs tomorrow.">
            <text:p>I'm going on a tour of hot springs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嫌う">
            <text:p>嫌う</text:p>
          </table:table-cell>
          <table:table-cell office:value-type="string" office:value="きらう">
            <text:p>きらう</text:p>
          </table:table-cell>
          <table:table-cell office:value-type="string" office:value="dislike, hate">
            <text:p>dislike, ha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父はラッシュアワーを嫌っています。">
            <text:p>父はラッシュアワーを嫌っています。</text:p>
          </table:table-cell>
          <table:table-cell office:value-type="string" office:value="ちち は ラッシュアワー を きらって います。">
            <text:p>ちち は ラッシュアワー を きらって います。</text:p>
          </table:table-cell>
          <table:table-cell office:value-type="string" office:value="My father hates rush hour.">
            <text:p>My father hates rush hou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収穫">
            <text:p>収穫</text:p>
          </table:table-cell>
          <table:table-cell office:value-type="string" office:value="しゅうかく">
            <text:p>しゅうかく</text:p>
          </table:table-cell>
          <table:table-cell office:value-type="string" office:value="harvest, harvesting">
            <text:p>harvest, harvest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お米の収穫が始まったね。">
            <text:p>お米の収穫が始まったね。</text:p>
          </table:table-cell>
          <table:table-cell office:value-type="string" office:value="おこめ の しゅうかく が はじまった ね。">
            <text:p>おこめ の しゅうかく が はじまった ね。</text:p>
          </table:table-cell>
          <table:table-cell office:value-type="string" office:value="The rice harvest has started.">
            <text:p>The rice harvest has star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俳優">
            <text:p>俳優</text:p>
          </table:table-cell>
          <table:table-cell office:value-type="string" office:value="はいゆう">
            <text:p>はいゆう</text:p>
          </table:table-cell>
          <table:table-cell office:value-type="string" office:value="actor">
            <text:p>act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俳優です。">
            <text:p>彼は俳優です。</text:p>
          </table:table-cell>
          <table:table-cell office:value-type="string" office:value="かれ は はいゆう です。">
            <text:p>かれ は はいゆう です。</text:p>
          </table:table-cell>
          <table:table-cell office:value-type="string" office:value="He's an actor.">
            <text:p>He's an act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先頭">
            <text:p>先頭</text:p>
          </table:table-cell>
          <table:table-cell office:value-type="string" office:value="せんとう">
            <text:p>せんとう</text:p>
          </table:table-cell>
          <table:table-cell office:value-type="string" office:value="forefront, head">
            <text:p>forefront, hea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先頭の人はプラカードを持ってください。">
            <text:p>先頭の人はプラカードを持ってください。</text:p>
          </table:table-cell>
          <table:table-cell office:value-type="string" office:value="せんとう の ひと は プラカード を もって ください。">
            <text:p>せんとう の ひと は プラカード を もって ください。</text:p>
          </table:table-cell>
          <table:table-cell office:value-type="string" office:value="People at the front, please hold up a placard.">
            <text:p>People at the front, please hold up a plac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皮">
            <text:p>皮</text:p>
          </table:table-cell>
          <table:table-cell office:value-type="string" office:value="かわ">
            <text:p>かわ</text:p>
          </table:table-cell>
          <table:table-cell office:value-type="string" office:value="peel, skin">
            <text:p>peel, sk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りんごの皮をむきましたよ。">
            <text:p>りんごの皮をむきましたよ。</text:p>
          </table:table-cell>
          <table:table-cell office:value-type="string" office:value="りんご の かわ を むきました よ。">
            <text:p>りんご の かわ を むきました よ。</text:p>
          </table:table-cell>
          <table:table-cell office:value-type="string" office:value="I peeled an apple.">
            <text:p>I peeled an ap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そろう">
            <text:p>そろう</text:p>
          </table:table-cell>
          <table:table-cell office:value-type="string" office:value="そろう">
            <text:p>そろう</text:p>
          </table:table-cell>
          <table:table-cell office:value-type="string" office:value="be (all) together, become complete">
            <text:p>be (all) together, become comple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朝は家族全員がそろって食事します。">
            <text:p>朝は家族全員がそろって食事します。</text:p>
          </table:table-cell>
          <table:table-cell office:value-type="string" office:value="あさ は かぞく ぜんいん が そろって しょくじ します 。">
            <text:p>あさ は かぞく ぜんいん が そろって しょくじ します 。</text:p>
          </table:table-cell>
          <table:table-cell office:value-type="string" office:value="The whole family eats together in the morning.">
            <text:p>The whole family eats together in the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物事">
            <text:p>物事</text:p>
          </table:table-cell>
          <table:table-cell office:value-type="string" office:value="ものごと">
            <text:p>ものごと</text:p>
          </table:table-cell>
          <table:table-cell office:value-type="string" office:value="things">
            <text:p>thing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いつも物事を深く考えるの。">
            <text:p>彼はいつも物事を深く考えるの。</text:p>
          </table:table-cell>
          <table:table-cell office:value-type="string" office:value="かれ は いつも ものごと を ふかく かんがえる の。">
            <text:p>かれ は いつも ものごと を ふかく かんがえる の。</text:p>
          </table:table-cell>
          <table:table-cell office:value-type="string" office:value="He always thinks deeply about things.">
            <text:p>He always thinks deeply about th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入場">
            <text:p>入場</text:p>
          </table:table-cell>
          <table:table-cell office:value-type="string" office:value="にゅうじょう">
            <text:p>にゅうじょう</text:p>
          </table:table-cell>
          <table:table-cell office:value-type="string" office:value="entrance, admission">
            <text:p>entrance, admis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選手の入場です。">
            <text:p>選手の入場です。</text:p>
          </table:table-cell>
          <table:table-cell office:value-type="string" office:value="せんしゅ の にゅうじょう です。">
            <text:p>せんしゅ の にゅうじょう です。</text:p>
          </table:table-cell>
          <table:table-cell office:value-type="string" office:value="The athletes will march in.">
            <text:p>The athletes will march 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記入">
            <text:p>記入</text:p>
          </table:table-cell>
          <table:table-cell office:value-type="string" office:value="きにゅう">
            <text:p>きにゅう</text:p>
          </table:table-cell>
          <table:table-cell office:value-type="string" office:value="entry, fill in">
            <text:p>entry, fill i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ちらにお名前をご記入ください。">
            <text:p>こちらにお名前をご記入ください。</text:p>
          </table:table-cell>
          <table:table-cell office:value-type="string" office:value="こちら に おなまえ を ごきにゅう ください。">
            <text:p>こちら に おなまえ を ごきにゅう ください。</text:p>
          </table:table-cell>
          <table:table-cell office:value-type="string" office:value="Please fill in your name here.">
            <text:p>Please fill in your name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響く">
            <text:p>響く</text:p>
          </table:table-cell>
          <table:table-cell office:value-type="string" office:value="ひびく">
            <text:p>ひびく</text:p>
          </table:table-cell>
          <table:table-cell office:value-type="string" office:value="reverberate, vibrate">
            <text:p>reverberate, vibra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の声はよく響きます。">
            <text:p>彼の声はよく響きます。</text:p>
          </table:table-cell>
          <table:table-cell office:value-type="string" office:value="かれ の こえ は よく ひびきます。">
            <text:p>かれ の こえ は よく ひびきます。</text:p>
          </table:table-cell>
          <table:table-cell office:value-type="string" office:value="His voice carries well.">
            <text:p>His voice carries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重なる">
            <text:p>重なる</text:p>
          </table:table-cell>
          <table:table-cell office:value-type="string" office:value="かさなる">
            <text:p>かさなる</text:p>
          </table:table-cell>
          <table:table-cell office:value-type="string" office:value="come one after another, overlap">
            <text:p>come one after another, overla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高速道路で事故が重なった。">
            <text:p>高速道路で事故が重なった。</text:p>
          </table:table-cell>
          <table:table-cell office:value-type="string" office:value="こうそく どうろ で じこ が かさなった。">
            <text:p>こうそく どうろ で じこ が かさなった。</text:p>
          </table:table-cell>
          <table:table-cell office:value-type="string" office:value="Accidents occurred one after another on the highway.">
            <text:p>Accidents occurred one after another on the high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境">
            <text:p>国境</text:p>
          </table:table-cell>
          <table:table-cell office:value-type="string" office:value="こっきょう">
            <text:p>こっきょう</text:p>
          </table:table-cell>
          <table:table-cell office:value-type="string" office:value="national border">
            <text:p>national bord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山のすぐ近くが国境です。">
            <text:p>あの山のすぐ近くが国境です。</text:p>
          </table:table-cell>
          <table:table-cell office:value-type="string" office:value="あの やま の すぐ ちかく が こっきょう です。">
            <text:p>あの やま の すぐ ちかく が こっきょう です。</text:p>
          </table:table-cell>
          <table:table-cell office:value-type="string" office:value="The border is right near that mountain.">
            <text:p>The border is right near that mount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よそ">
            <text:p>およそ</text:p>
          </table:table-cell>
          <table:table-cell office:value-type="string" office:value="およそ">
            <text:p>およそ</text:p>
          </table:table-cell>
          <table:table-cell office:value-type="string" office:value="approximately, about">
            <text:p>approximately, abou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家から駅までおよそ1キロあります。">
            <text:p>家から駅までおよそ1キロあります。</text:p>
          </table:table-cell>
          <table:table-cell office:value-type="string" office:value="いえ から えき まで およそ 1 キロ あります。">
            <text:p>いえ から えき まで およそ 1 キロ あります。</text:p>
          </table:table-cell>
          <table:table-cell office:value-type="string" office:value="It's about one kilometer from my home to the station.">
            <text:p>It's about one kilometer from my home to the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笑い">
            <text:p>笑い</text:p>
          </table:table-cell>
          <table:table-cell office:value-type="string" office:value="わらい">
            <text:p>わらい</text:p>
          </table:table-cell>
          <table:table-cell office:value-type="string" office:value="laughter, laugh">
            <text:p>laughter, laug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家は笑いが絶えないね。">
            <text:p>あの家は笑いが絶えないね。</text:p>
          </table:table-cell>
          <table:table-cell office:value-type="string" office:value="あの いえ は わらい が たえない ね。">
            <text:p>あの いえ は わらい が たえない ね。</text:p>
          </table:table-cell>
          <table:table-cell office:value-type="string" office:value="I can always hear laughter from that house.">
            <text:p>I can always hear laughter from that 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典型">
            <text:p>典型</text:p>
          </table:table-cell>
          <table:table-cell office:value-type="string" office:value="てんけい">
            <text:p>てんけい</text:p>
          </table:table-cell>
          <table:table-cell office:value-type="string" office:value="model, typical">
            <text:p>model, typic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職人の典型です。">
            <text:p>彼は職人の典型です。</text:p>
          </table:table-cell>
          <table:table-cell office:value-type="string" office:value="かれ は しょくにん の てんけい です。">
            <text:p>かれ は しょくにん の てんけい です。</text:p>
          </table:table-cell>
          <table:table-cell office:value-type="string" office:value="He's a typical artisan.">
            <text:p>He's a typical artis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恵まれる">
            <text:p>恵まれる</text:p>
          </table:table-cell>
          <table:table-cell office:value-type="string" office:value="めぐまれる">
            <text:p>めぐまれる</text:p>
          </table:table-cell>
          <table:table-cell office:value-type="string" office:value="be blessed, be fortunate enough">
            <text:p>be blessed, be fortunate enoug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当日は天気に恵まれました。">
            <text:p>当日は天気に恵まれました。</text:p>
          </table:table-cell>
          <table:table-cell office:value-type="string" office:value="とうじつ は てんき に めぐまれました。">
            <text:p>とうじつ は てんき に めぐまれました。</text:p>
          </table:table-cell>
          <table:table-cell office:value-type="string" office:value="We were fortunate enough to enjoy the good weather that day.">
            <text:p>We were fortunate enough to enjoy the good weather that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後者">
            <text:p>後者</text:p>
          </table:table-cell>
          <table:table-cell office:value-type="string" office:value="こうしゃ">
            <text:p>こうしゃ</text:p>
          </table:table-cell>
          <table:table-cell office:value-type="string" office:value="the latter">
            <text:p>the lat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正しい答えは後者です。">
            <text:p>正しい答えは後者です。</text:p>
          </table:table-cell>
          <table:table-cell office:value-type="string" office:value="ただしい こたえ は こうしゃ です。">
            <text:p>ただしい こたえ は こうしゃ です。</text:p>
          </table:table-cell>
          <table:table-cell office:value-type="string" office:value="The latter is the correct answer.">
            <text:p>The latter is the correct answ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沖">
            <text:p>沖</text:p>
          </table:table-cell>
          <table:table-cell office:value-type="string" office:value="おき">
            <text:p>おき</text:p>
          </table:table-cell>
          <table:table-cell office:value-type="string" office:value="offshore">
            <text:p>offsho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沖に小島が見えます。">
            <text:p>沖に小島が見えます。</text:p>
          </table:table-cell>
          <table:table-cell office:value-type="string" office:value="おき に こじま が みえます。">
            <text:p>おき に こじま が みえます。</text:p>
          </table:table-cell>
          <table:table-cell office:value-type="string" office:value="We can see a small island off the shore.">
            <text:p>We can see a small island off the sh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結合">
            <text:p>結合</text:p>
          </table:table-cell>
          <table:table-cell office:value-type="string" office:value="けつごう">
            <text:p>けつごう</text:p>
          </table:table-cell>
          <table:table-cell office:value-type="string" office:value="combination, joining">
            <text:p>combination, join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ファイルを結合して1つにしました。">
            <text:p>ファイルを結合して1つにしました。</text:p>
          </table:table-cell>
          <table:table-cell office:value-type="string" office:value="ファイル を けつごう して ひとつ に しました。">
            <text:p>ファイル を けつごう して ひとつ に しました。</text:p>
          </table:table-cell>
          <table:table-cell office:value-type="string" office:value="I combined the files into one.">
            <text:p>I combined the files into 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政策">
            <text:p>政策</text:p>
          </table:table-cell>
          <table:table-cell office:value-type="string" office:value="せいさく">
            <text:p>せいさく</text:p>
          </table:table-cell>
          <table:table-cell office:value-type="string" office:value="policy, political measure">
            <text:p>policy, political meas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新しい政策はあまり良いとは思えません。">
            <text:p>新しい政策はあまり良いとは思えません。</text:p>
          </table:table-cell>
          <table:table-cell office:value-type="string" office:value="あたらしい せいさく は あまり いい と は おもえません。">
            <text:p>あたらしい せいさく は あまり いい と は おもえません。</text:p>
          </table:table-cell>
          <table:table-cell office:value-type="string" office:value="I don't think the new policy is good.">
            <text:p>I don't think the new policy is g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文書">
            <text:p>文書</text:p>
          </table:table-cell>
          <table:table-cell office:value-type="string" office:value="ぶんしょ">
            <text:p>ぶんしょ</text:p>
          </table:table-cell>
          <table:table-cell office:value-type="string" office:value="document, writing">
            <text:p>document, writ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の会議の内容は文書で残しておいてください。">
            <text:p>今日の会議の内容は文書で残しておいてください。</text:p>
          </table:table-cell>
          <table:table-cell office:value-type="string" office:value="きょう の かいぎ の ないよう は ぶんしょ で のこして おいて ください。">
            <text:p>きょう の かいぎ の ないよう は ぶんしょ で のこして おいて ください。</text:p>
          </table:table-cell>
          <table:table-cell office:value-type="string" office:value="Please keep a written record of today's meeting.">
            <text:p>Please keep a written record of today's mee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文書">
            <text:p>文書</text:p>
          </table:table-cell>
          <table:table-cell office:value-type="string" office:value="ぶんしょ">
            <text:p>ぶんしょ</text:p>
          </table:table-cell>
          <table:table-cell office:value-type="string" office:value="document, writing">
            <text:p>document, writ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の会議の内容は文書で残しておいてください。">
            <text:p>今日の会議の内容は文書で残しておいてください。</text:p>
          </table:table-cell>
          <table:table-cell office:value-type="string" office:value="きょう の かいぎ の ないよう は ぶんしょ で のこして おいて ください。">
            <text:p>きょう の かいぎ の ないよう は ぶんしょ で のこして おいて ください。</text:p>
          </table:table-cell>
          <table:table-cell office:value-type="string" office:value="Please keep a written record of today's meeting.">
            <text:p>Please keep a written record of today's mee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